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officeooo:rsid="000e2001" officeooo:paragraph-rsid="000e2001"/>
    </style:style>
    <style:style style:name="P4" style:family="paragraph" style:parent-style-name="Standard">
      <style:text-properties style:font-name="Arial" officeooo:rsid="000bb9a5" officeooo:paragraph-rsid="000bb9a5"/>
    </style:style>
    <style:style style:name="P5" style:family="paragraph" style:parent-style-name="Standard">
      <style:text-properties style:font-name="Arial" style:text-underline-style="none" officeooo:rsid="000e2001" officeooo:paragraph-rsid="000e20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51" style:font-weight-asian="bold" style:font-weight-complex="bold"/>
    </style:style>
    <style:style style:name="T3" style:family="text">
      <style:text-properties fo:font-weight="bold" officeooo:rsid="000e200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d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Dill Cream Sauce</text:span> </text:p>
      <text:p text:style-name="P2"/>
      <text:p text:style-name="P1"/>
      <text:p text:style-name="P1"><text:span text:style-name="T4">Amount</text:span><text:tab/><text:tab/><text:span text:style-name="T4">Ingredient</text:span></text:p>
      <text:p text:style-name="P1"/>
      <text:p text:style-name="P3">½ Cup <text:tab/><text:tab/>Sour Cream</text:p>
      <text:p text:style-name="P3">1 Tbs<text:tab/><text:tab/><text:tab/>Lemon Juice</text:p>
      <text:p text:style-name="P3">2 tsp<text:tab/><text:tab/><text:tab/>Dill </text:p>
      <text:p text:style-name="P1"/>
      <text:p text:style-name="P1"><text:span text:style-name="T4">Cooking Instructions:</text:span></text:p>
      <text:p text:style-name="P1"><text:span text:style-name="T4"/></text:p>
      <text:p text:style-name="P5">Combine ingredients.</text:p>
      <text:p text:style-name="P5"/>
      <text:p text:style-name="P5">Use for fi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5:29:01.279000000</meta:creation-date>
    <meta:editing-duration>PT5M49S</meta:editing-duration>
    <meta:editing-cycles>2</meta:editing-cycles>
    <meta:generator>LibreOffice/6.3.2.2$Windows_X86_64 LibreOffice_project/98b30e735bda24bc04ab42594c85f7fd8be07b9c</meta:generator>
    <dc:date>2019-10-16T15:34:49.860000000</dc:date>
    <meta:document-statistic meta:table-count="0" meta:image-count="0" meta:object-count="0" meta:page-count="1" meta:paragraph-count="8" meta:word-count="23" meta:character-count="139" meta:non-whitespace-character-count="115"/>
  </office:meta>
</office:document-meta>
</file>